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64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5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35cm" fo:min-width="27.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35cm" fo:min-width="11.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9.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9.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3.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2pt" fo:font-weight="bold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22pt" fo:font-weight="bold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cm" svg:height="8.333cm" svg:x="11.3cm" svg:y="3.542cm">
          <draw:text-box>
            <text:p>Main Page</text:p>
            <text:p><text:span text:style-name="T1">-Header</text:span></text:p>
            <text:p><text:span text:style-name="T1">-Search Bar</text:span></text:p>
            <text:p><text:span text:style-name="T1">-Date cards</text:span></text:p>
            <text:p><text:span text:style-name="T1">-Filter Options</text:span></text:p>
            <text:p><text:span text:style-name="T1">-Add date button</text:span></text:p>
            <text:p><text:span text:style-name="T1">-Loading Image</text:span></text:p>
            <text:p><text:span text:style-name="T1"/></text:p>
            <text:p><text:span text:style-name="T1">State:</text:span></text:p>
            <text:p><text:span text:style-name="T1">-Displayed Dates</text:span></text:p>
            <text:p><text:span text:style-name="T1">-Sorting </text:span></text:p>
            <text:p><text:span text:style-name="T1">-Order</text:span></text:p>
            <text:p><text:span text:style-name="T1">-Is Loading</text:span></text:p>
            <text:p/>
          </draw:text-box>
        </draw:frame>
        <draw:frame draw:style-name="gr2" draw:text-style-name="P2" draw:layer="layout" svg:width="6.2cm" svg:height="2.855cm" svg:x="12.2cm" svg:y="0.945cm">
          <draw:text-box>
            <text:p><text:span text:style-name="T2">Pages/Components</text:span></text:p>
          </draw:text-box>
        </draw:frame>
        <draw:frame draw:style-name="gr3" draw:text-style-name="P1" draw:layer="layout" svg:width="8.2cm" svg:height="5.558cm" svg:x="3.6cm" svg:y="11.2cm">
          <draw:text-box>
            <text:p>Add Date Page:</text:p>
            <text:p><text:span text:style-name="T1">-Header</text:span></text:p>
            <text:p><text:span text:style-name="T1">-Add Date Form</text:span></text:p>
            <text:p><text:span text:style-name="T1">-Loading Image</text:span></text:p>
            <text:p><text:span text:style-name="T1"/></text:p>
            <text:p><text:span text:style-name="T1">State:</text:span></text:p>
            <text:p><text:span text:style-name="T1">-Form fields current content</text:span></text:p>
            <text:p><text:span text:style-name="T1">-Is Loading</text:span></text:p>
            <text:p/>
          </draw:text-box>
        </draw:frame>
        <draw:frame draw:style-name="gr4" draw:text-style-name="P3" draw:layer="layout" svg:width="7.3cm" svg:height="4.517cm" svg:x="1.9cm" svg:y="3.1cm">
          <draw:text-box>
            <text:p>Components<text:line-break/>- Header<text:line-break/>-Search Bar</text:p>
            <text:p>-Date card<text:line-break/>-Loading Image</text:p>
            <text:p>-Filter Options</text:p>
          </draw:text-box>
        </draw:frame>
        <draw:frame draw:style-name="gr1" draw:text-style-name="P1" draw:layer="layout" svg:width="8.2cm" svg:height="7.894cm" svg:x="19.7cm" svg:y="10.1cm">
          <draw:text-box>
            <text:p>Date Page</text:p>
            <text:p><text:span text:style-name="T1">-Header</text:span></text:p>
            <text:p><text:span text:style-name="T1">-Date information (all fields)</text:span></text:p>
            <text:p><text:span text:style-name="T1">-Back button to home page</text:span></text:p>
            <text:p><text:span text:style-name="T1">-Loading Image</text:span></text:p>
            <text:p><text:span text:style-name="T1"/></text:p>
            <text:p><text:span text:style-name="T1">State:</text:span></text:p>
            <text:p><text:span text:style-name="T1">-Displayed Date</text:span></text:p>
            <text:p><text:span text:style-name="T1">-Is Loading</text:span></text:p>
            <text:p/>
          </draw:text-box>
        </draw:frame>
      </draw:page>
      <draw:page draw:name="page2" draw:style-name="dp1" draw:master-page-name="Default">
        <draw:custom-shape draw:style-name="gr5" draw:text-style-name="P4" draw:layer="layout" svg:width="27.7cm" svg:height="3.6cm" svg:x="1cm" svg:y="1cm">
          <text:p text:style-name="P4">(Main Page)</text:p>
          <text:p text:style-name="P4">Heade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2.1cm" svg:y="7.4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2.1cm" svg:y="11.7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14.9cm" svg:y="7.4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14.9cm" svg:y="11.7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2.1cm" svg:y="15.7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14.9cm" svg:y="15.7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7cm" svg:height="1.2cm" svg:x="9.9cm" svg:y="4.9cm">
          <text:p text:style-name="P4">Search Ba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9.7cm" svg:height="0.8cm" svg:x="9.9cm" svg:y="6.3cm">
          <text:p text:style-name="P4">Filter Option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cm" svg:height="1.6cm" svg:x="22.9cm" svg:y="5.1cm">
          <text:p text:style-name="P4">Add Date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5" draw:text-style-name="P4" draw:layer="layout" svg:width="27.7cm" svg:height="3.6cm" svg:x="1cm" svg:y="1cm">
          <text:p text:style-name="P4">(Date Page)</text:p>
          <text:p text:style-name="P4">Heade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2.1cm" svg:y="7.4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2.1cm" svg:y="11.7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14.9cm" svg:y="7.4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14.9cm" svg:y="11.7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2.1cm" svg:y="15.7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14.9cm" svg:y="15.7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7cm" svg:height="1.2cm" svg:x="9.9cm" svg:y="4.9cm">
          <text:p text:style-name="P4">Search Ba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9.7cm" svg:height="0.8cm" svg:x="9.9cm" svg:y="6.3cm">
          <text:p text:style-name="P4">Filter Option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cm" svg:height="1.6cm" svg:x="22.9cm" svg:y="5.1cm">
          <text:p text:style-name="P4">Add Dat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2:41:11.408116761</meta:creation-date>
    <dc:date>2021-01-18T13:50:00.453056145</dc:date>
    <meta:editing-duration>PT23M53S</meta:editing-duration>
    <meta:editing-cycles>4</meta:editing-cycles>
    <meta:generator>LibreOffice/6.4.6.2$Linux_X86_64 LibreOffice_project/40$Build-2</meta:generator>
    <meta:document-statistic meta:object-count="25"/>
  </office:meta>
</office:document-meta>
</file>